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 Hello Create LibreOffice text docume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9T19:26:34.774000000</dc:date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52" meta:non-whitespace-character-count="46"/>
    <meta:generator>LibreOffice/7.6.2.1$Windows_X86_64 LibreOffice_project/56f7684011345957bbf33a7ee678afaf4d2ba333</meta:generator>
  </office:meta>
</office:document-meta>
</file>